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ktop Linux Final Test</text:h>
      <text:p text:style-name="P1"/>
      <text:p text:style-name="P2">All questions are worth 2 points unless otherwise noted.</text:p>
      <text:p text:style-name="P1"/>
      <text:p text:style-name="P1">What does GUI stand for?</text:p>
      <text:p text:style-name="P1"/>
      <text:p text:style-name="P1">What is CUPS?</text:p>
      <text:p text:style-name="P1"/>
      <text:p text:style-name="P1">What is WINE used for?</text:p>
      <text:p text:style-name="P1"/>
      <text:p text:style-name="P1">Name two commercial derivates of WINE</text:p>
      <text:p text:style-name="P1"/>
      <text:p text:style-name="P1">Who is the founder of the GNOME project?</text:p>
      <text:p text:style-name="P1"/>
      <text:p text:style-name="P1">What makes a file hidden in Linux?</text:p>
      <text:p text:style-name="P1"/>
      <text:p text:style-name="P1">Describe how to open your home directory, using the GUI.</text:p>
      <text:p text:style-name="P1"/>
      <text:p text:style-name="P1">In GNOME,what's an 'emblem'?</text:p>
      <text:p text:style-name="P1"/>
      <text:p text:style-name="P1">What's a podcast?</text:p>
      <text:p text:style-name="P1"/>
      <text:p text:style-name="P1">(4 points) create an icon on the desktop which, when double-clicked, will launch the GIMP application. <text:s/>Get Instructor Sign-Off.</text:p>
      <text:p text:style-name="P1"/>
      <text:p text:style-name="P1">(4 points) Name four different types of word processor files that OpenOffice.org can import.</text:p>
      <text:p text:style-name="P1"/>
      <text:p text:style-name="P1">(4 points) Create a user named “instructor”, and give it a password of “cheese”. <text:s/>Get Instructor sign-off.</text:p>
      <text:p text:style-name="P1"/>
      <text:p text:style-name="P1"/>
      <text:p text:style-name="P1"/>
      <text:p text:style-name="P1">(4 points) What is the primary difference between the BSD license and the GPL?</text:p>
      <text:p text:style-name="P1"/>
      <text:p text:style-name="P1">(4 points) How would a user change their desktop background?</text:p>
      <text:p text:style-name="P1"/>
      <text:p text:style-name="P1"/>
      <text:p text:style-name="P1"/>
      <text:p text:style-name="P1">(6 points) In what circumstances would you NOT recommend a user move to Ubuntu Linux?</text:p>
      <text:p text:style-name="P1"/>
      <text:p text:style-name="P1"/>
      <text:p text:style-name="P1"/>
      <text:p text:style-name="P1">What application aims to be a replacement for MS Outlook?</text:p>
      <text:p text:style-name="P1"/>
      <text:p text:style-name="P1">What keystroke combination will bring up a “Run Application” window, in which you can type the name of any program?</text:p>
      <text:p text:style-name="P1"/>
      <text:p text:style-name="P1">What are the default applets which are configured on the system panels?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eremy Anderson</meta:initial-creator>
    <meta:creation-date>2006-07-26T11:13:30</meta:creation-date>
    <dc:creator>Jeremy Anderson</dc:creator>
    <dc:date>2006-07-26T15:59:29</dc:date>
    <dc:language>en-US</dc:language>
    <meta:editing-cycles>6</meta:editing-cycles>
    <meta:editing-duration>PT4H4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199" meta:character-count="1143"/>
  </office:meta>
</office:document-meta>
</file>